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Helvetica, sans-serif"/>
    <style:font-face style:name="Lohit Devanagari1" svg:font-family="'Lohit Devanagari'"/>
    <style:font-face style:name="OpenSymbol" svg:font-family="OpenSymbol"/>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2" style:family="paragraph" style:parent-style-name="Standard">
      <style:paragraph-properties fo:text-align="center"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4" style:family="paragraph" style:parent-style-name="Standard">
      <style:text-properties style:font-name="Arial" fo:font-size="9.75pt"/>
    </style:style>
    <style:style style:name="P5" style:family="paragraph" style:parent-style-name="Standard">
      <style:paragraph-properties fo:text-align="start" style:justify-single-word="false"/>
      <style:text-properties style:font-name="Arial" fo:font-size="9.75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margin-top="0cm" fo:margin-bottom="0.499cm"/>
      <style:text-properties style:font-name="Arial" fo:font-size="9.75pt"/>
    </style:style>
    <style:style style:name="P7" style:family="paragraph" style:parent-style-name="Standard">
      <style:text-properties style:font-name="Arial"/>
    </style:style>
    <style:style style:name="P8"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list-style-name="L2">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list-style-name="L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cm" fo:margin-right="-2.018cm" fo:text-align="start" style:justify-single-word="false" fo:text-indent="0cm" style:auto-text-indent="false"/>
    </style:style>
    <style:style style:name="P13" style:family="paragraph" style:parent-style-name="Text_20_body">
      <style:text-properties style:font-name="Arial"/>
    </style:style>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paragraph-properties fo:line-height="115%"/>
      <style:text-properties fo:color="#000000" style:font-name="Arial1" fo:font-size="12pt"/>
    </style:style>
    <style:style style:name="P20" style:family="paragraph" style:parent-style-name="Text_20_body">
      <style:paragraph-properties fo:line-height="115%"/>
      <style:text-properties fo:color="#000000" style:font-name="Arial1" fo:font-size="12pt" fo:font-weight="bold"/>
    </style:style>
    <style:style style:name="P21" style:family="paragraph" style:parent-style-name="Text_20_body">
      <style:paragraph-properties fo:line-height="115%"/>
      <style:text-properties fo:color="#000000"/>
    </style:style>
    <style:style style:name="P22" style:family="paragraph" style:parent-style-name="Text_20_body">
      <style:paragraph-properties fo:margin-left="1.249cm" fo:margin-right="0cm" fo:line-height="115%" fo:text-indent="0cm" style:auto-text-indent="false"/>
      <style:text-properties fo:color="#000000" style:font-name="Arial1" fo:font-size="12pt" fo:font-weight="bold"/>
    </style:style>
    <style:style style:name="P23" style:family="paragraph" style:parent-style-name="Text_20_body">
      <style:paragraph-properties fo:margin-left="1.249cm" fo:margin-right="0cm" fo:line-height="115%" fo:text-indent="0cm" style:auto-text-indent="false"/>
      <style:text-properties fo:color="#000000" style:font-name="Arial1" fo:font-size="12pt"/>
    </style:style>
    <style:style style:name="P24" style:family="paragraph" style:parent-style-name="Text_20_body">
      <style:paragraph-properties fo:margin-left="0cm" fo:margin-right="0cm" fo:line-height="115%" fo:text-indent="1.249cm" style:auto-text-indent="false"/>
      <style:text-properties fo:color="#000000" style:font-name="Arial1" fo:font-size="12pt"/>
    </style:style>
    <style:style style:name="P25" style:family="paragraph" style:parent-style-name="Text_20_body">
      <style:paragraph-properties fo:margin-left="0cm" fo:margin-right="0cm" fo:margin-top="0.152cm" fo:margin-bottom="0cm" fo:text-indent="0cm" style:auto-text-indent="false"/>
      <style:text-properties fo:color="#000000"/>
    </style:style>
    <style:style style:name="P26" style:family="paragraph" style:parent-style-name="Text_20_body">
      <style:paragraph-properties fo:margin-left="0cm" fo:margin-right="0cm" fo:margin-top="0.152cm" fo:margin-bottom="0cm" fo:text-indent="0cm" style:auto-text-indent="false"/>
      <style:text-properties fo:color="#000000" style:font-name="Arial1"/>
    </style:style>
    <style:style style:name="P27" style:family="paragraph" style:parent-style-name="Heading_20_5">
      <style:text-properties fo:font-style="italic" fo:font-weight="normal" style:font-style-asian="italic" style:font-weight-asian="normal" style:font-style-complex="italic" style:font-weight-complex="normal"/>
    </style:style>
    <style:style style:name="T1" style:family="text">
      <style:text-properties fo:color="#c41414" fo:font-weight="bold"/>
    </style:style>
    <style:style style:name="T2" style:family="text">
      <style:text-properties style:font-name="Arial"/>
    </style:style>
    <style:style style:name="T3" style:family="text">
      <style:text-properties style:font-name="Arial" fo:font-size="9.75pt"/>
    </style:style>
    <style:style style:name="T4" style:family="text">
      <style:text-properties style:font-name="Arial" fo:font-weight="bold"/>
    </style:style>
    <style:style style:name="T5" style:family="text">
      <style:text-properties style:font-name="Arial" fo:font-size="12pt" fo:font-weight="bold" style:font-size-asian="12pt" style:font-size-complex="12pt"/>
    </style:style>
    <style:style style:name="T6" style:family="text">
      <style:text-properties fo:color="#00ff00" fo:font-weight="bold" style:font-weight-asian="bold" style:font-weight-complex="bold"/>
    </style:style>
    <style:style style:name="T7" style:family="text">
      <style:text-properties style:use-window-font-color="true"/>
    </style:style>
    <style:style style:name="T8" style:family="text">
      <style:text-properties style:use-window-font-color="true" fo:font-size="14pt" fo:font-weight="bold" style:font-size-asian="14pt" style:font-weight-asian="bold" style:font-size-complex="14pt" style:font-weight-complex="bold"/>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ize="14pt" style:text-underline-style="none" fo:font-weight="normal" style:font-size-asian="10.5pt" style:font-weight-asian="normal" style:font-size-complex="12pt" style:font-weight-complex="normal"/>
    </style:style>
    <style:style style:name="T12" style:family="text">
      <style:text-properties fo:color="#5f497a" style:font-name="Arial1" fo:font-size="12pt"/>
    </style:style>
    <style:style style:name="T13" style:family="text">
      <style:text-properties style:font-name="Arial1"/>
    </style:style>
    <style:style style:name="T14" style:family="text">
      <style:text-properties style:font-name="Arial1" fo:font-size="12pt"/>
    </style:style>
    <style:style style:name="T15" style:family="text">
      <style:text-properties style:font-name="Arial1" fo:font-size="12pt" fo:font-weight="bold"/>
    </style:style>
    <style:style style:name="T16" style:family="text">
      <style:text-properties style:font-name="Arial1" fo:font-weight="bold"/>
    </style:style>
    <style:style style:name="T17" style:family="text">
      <style:text-properties style:font-name="Arial1" style:text-underline-style="solid" style:text-underline-width="auto" style:text-underline-color="font-color"/>
    </style:style>
    <style:style style:name="T18" style:family="text">
      <style:text-properties fo:font-size="12pt" style:text-underline-style="none" fo:font-weight="normal" style:font-size-asian="10.5pt" style:font-weight-asian="normal" style:font-size-complex="12pt" style:font-weight-complex="normal"/>
    </style:style>
    <style:style style:name="T19" style:family="text">
      <style:text-properties fo:color="#000000"/>
    </style:style>
    <style:style style:name="T20" style:family="text">
      <style:text-properties fo:color="#000000" style:font-name="Arial1"/>
    </style:style>
    <style:style style:name="T21" style:family="text">
      <style:text-properties fo:color="#000000" style:font-name="Arial1" style:text-underline-style="solid" style:text-underline-width="auto" style:text-underline-color="font-color"/>
    </style:style>
    <style:style style:name="T22" style:family="text">
      <style:text-properties fo:color="#000000" style:font-name="Arial1" fo:font-size="12pt"/>
    </style:style>
    <style:style style:name="T23" style:family="text">
      <style:text-properties fo:color="#000000" fo:font-size="12pt" style:text-underline-style="none" fo:font-weight="normal" style:font-size-asian="10.5pt" style:font-weight-asian="normal" style:font-size-complex="12pt" style:font-weight-complex="normal"/>
    </style:style>
    <style:style style:name="T24" style:family="text">
      <style:text-properties fo:color="#000000" fo:font-size="12pt" style:text-underline-style="none" fo:font-weight="normal" style:font-size-asian="12pt" style:font-weight-asian="normal" style:font-size-complex="12pt" style:font-weight-complex="normal"/>
    </style:style>
    <style:style style:name="T25" style:family="text">
      <style:text-properties fo:color="#000000" fo:font-size="14pt" style:text-underline-style="none" fo:font-weight="normal" style:font-size-asian="10.5pt" style:font-weight-asian="normal" style:font-size-complex="12pt" style:font-weight-complex="normal"/>
    </style:style>
    <style:style style:name="T26" style:family="text">
      <style:text-properties fo:color="#000000" fo:font-size="14pt" style:text-underline-style="none" fo:font-weight="normal" style:font-size-asian="14pt" style:font-weight-asian="normal" style:font-size-complex="14pt" style:font-weight-complex="normal"/>
    </style:style>
    <style:style style:name="T27" style:family="text">
      <style:text-properties fo:color="#000000" style:text-underline-style="none" fo:font-weight="normal" style:font-weight-asian="normal" style:font-weight-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008000" fo:font-size="14pt" style:text-underline-style="none" fo:font-weight="normal" style:font-size-asian="10.5pt"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9fafa"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zz HandizGame</text:p>
      <text:p text:style-name="P2"/>
      <text:p text:style-name="P5"><text:span text:style-name="T1">Question N°1 (11/05/2012) - Quel célèbre producteur de cinéma et de dessins animés était atteint d'un handicap invisible ?</text:span><text:bookmark text:name="result_0"/><draw:frame draw:style-name="fr1" draw:name="images1" text:anchor-type="as-char" svg:width="0.423cm" svg:height="0.423cm" draw:z-index="0"><draw:image xlink:href="http://www.tousuniques.fr/wp-content/quizz/blank.gif" xlink:type="simple" xlink:show="embed" xlink:actuate="onLoad"/></draw:frame></text:p>
      <text:p text:style-name="Text_20_body"><text:s/><text:span text:style-name="T3">Walt Disney<text:line-break/> Luc Besson<text:line-break/> Tex Avery<text:line-break/> Hayao Miyazaki</text:span></text:p>
      <text:section text:style-name="Sect1" text:name="carotte0">
        <text:p text:style-name="Text_20_body"><text:span text:style-name="T4">La bonne réponse est "Walt Disney"</text:span><text:span text:style-name="T2"><text:line-break/>Plusieurs années avant sa mort, en 1966, un cancer du poumon lui avait été diagnostiqué. Les troubles causés par le cancer peuvent être considérés comme un handicap invisible. Par ailleurs, walt Disney était dyslexique : il lui était difficile d'identifier les mots, de les lire et de les écrire.</text:span></text:p>
      </text:section>
      <text:p text:style-name="P3"/>
      <text:p text:style-name="P5"><text:span text:style-name="T1">Question N°2 (18/05/2012) - Quel est le point commun entre Marilyn Monroe, Albert Einstein et Molière ?</text:span><text:bookmark text:name="result_1"/><draw:frame draw:style-name="fr1" draw:name="images3" text:anchor-type="as-char" svg:width="0.423cm" svg:height="0.423cm" draw:z-index="1"><draw:image xlink:href="http://www.tousuniques.fr/wp-content/quizz/blank.gif" xlink:type="simple" xlink:show="embed" xlink:actuate="onLoad"/></draw:frame></text:p>
      <text:p text:style-name="Text_20_body"><text:s/><text:span text:style-name="T3">Ils souffraient d'arthrose<text:line-break/> Ils souffraient d'hyperactivité<text:line-break/> Ils étaient bègues</text:span></text:p>
      <text:section text:style-name="Sect1" text:name="carotte1">
        <text:p text:style-name="Text_20_body"><text:span text:style-name="T4">La bonne réponse est "Ils étaient bègues"</text:span><text:span text:style-name="T2"><text:line-break/>ils étaient tous les trois bègues, mais ont réussi à surmonter ce trouble de la diction, classé parmi les « désordres émotionnels ou comportementaux » par l'organisation mondiale de la santé et reconnu comme un handicap par la loi de 2005.</text:span></text:p>
      </text:section>
      <text:p text:style-name="P3"/>
      <text:p text:style-name="P5"><text:span text:style-name="T1">Question N°3 (25/05/2012) - Quel président des États-Unis était paralysé des membres inférieurs ?</text:span><text:bookmark text:name="result_2"/><draw:frame draw:style-name="fr1" draw:name="images5" text:anchor-type="as-char" svg:width="0.423cm" svg:height="0.423cm" draw:z-index="2"><draw:image xlink:href="http://www.tousuniques.fr/wp-content/quizz/blank.gif" xlink:type="simple" xlink:show="embed" xlink:actuate="onLoad"/></draw:frame></text:p>
      <text:p text:style-name="Text_20_body"><text:s/><text:span text:style-name="T3">Thomas Jefferson<text:line-break/> Abraham Lincoln<text:line-break/> Dwight D. Eisenhower<text:line-break/> Franklin D. Roosevelt</text:span></text:p>
      <text:section text:style-name="Sect1" text:name="carotte2">
        <text:p text:style-name="Text_20_body"><text:span text:style-name="T4">La bonne réponse est « Franklin D,Roosevelt »</text:span><text:span text:style-name="T2"><text:line-break/>En août 1921, Franklin D. Roosevelt contracta une maladie qui paralysa totalement ses membres inférieurs ; il avait alors 39 ans. Grand artisan de la victoire des alliés lors de la seconde guerre mondiale, il ne se résigna jamais à accepter la maladie, et fit preuve de courage et d’optimisme dans sa carrière politique.</text:span></text:p>
      </text:section>
      <text:p text:style-name="P3"/>
      <text:p text:style-name="P3"><text:span text:style-name="T1">Question N°4 (01/06/2012) - 1,3 million de travailleurs sont reconnus handicapés. Parmi eux, quel pourcentage est atteint d’un handicap non visible ?</text:span><text:bookmark text:name="result_3"/><draw:frame draw:style-name="fr1" draw:name="images7" text:anchor-type="as-char" svg:width="0.423cm" svg:height="0.423cm" draw:z-index="3"><draw:image xlink:href="http://www.tousuniques.fr/wp-content/quizz/blank.gif" xlink:type="simple" xlink:show="embed" xlink:actuate="onLoad"/></draw:frame></text:p>
      <text:p text:style-name="Text_20_body"><text:s/>20%<text:line-break/> 45%<text:line-break/> 85%</text:p>
      <text:section text:style-name="Sect1" text:name="carotte3">
        <text:p text:style-name="Text_20_body"><text:span text:style-name="T4">La bonne réponse est "85%"</text:span><text:span text:style-name="T2"><text:line-break/>Il existe trois types de handicap non visible : le handicap d’apprentissage comme la dyslexie, les déficiences sensorielles comme la malentendance légère, et les troubles générés par certaines maladies internes comme le cancer ou encore le diabète</text:span></text:p>
      </text:section>
      <text:p text:style-name="P3"/>
      <text:p text:style-name="P5"><text:span text:style-name="T1">Question N°5 (08/06/2012) - Quel diplôme le chanteur grand corps malade a-t-il obtenu avant de commencer sa carrière artistique ?</text:span><text:bookmark text:name="result_4"/><draw:frame draw:style-name="fr1" draw:name="images9" text:anchor-type="as-char" svg:width="0.423cm" svg:height="0.423cm" draw:z-index="4"><draw:image xlink:href="http://www.tousuniques.fr/wp-content/quizz/blank.gif" xlink:type="simple" xlink:show="embed" xlink:actuate="onLoad"/></draw:frame></text:p>
      <text:p text:style-name="Text_20_body"><text:s/><text:span text:style-name="T3">Une licence (bac + 3) en arts du spectacle<text:line-break/> Un DESS (bac + 5) en management du sport<text:line-break/> Un DUT (bac + 2) réseaux et télécommunications</text:span></text:p>
      <text:section text:style-name="Sect1" text:name="carotte4">
        <text:p text:style-name="Text_20_body"><text:span text:style-name="T4">La bonne réponse est </text:span><text:span text:style-name="T5"><text:s/>« Un DESS (bac + 5) en management du sport »</text:span><text:span text:style-name="T2"><text:line-break/>Le chanteur voulait devenir professeur de sport. À 20 ans, il fait un mauvais plongeon en piscine, qui </text:span><text:soft-page-break/><text:span text:style-name="T2">paralyse sa colonne vertébrale. Il trouvera malgré tout l’énergie de remarcher et de continuer des études dans le domaine du sport. Ce n’est que plus tard qu’il fera de la scène artistique son métier.</text:span></text:p>
      </text:section>
      <text:p text:style-name="P3"/>
      <text:p text:style-name="P5"><text:span text:style-name="T1">Question N°6 (15/06/2012) - Quel célèbre dessinateur de bandes dessinées, créateur d’Astérix, est atteint d’un handicap ?</text:span><text:bookmark text:name="result_5"/><draw:frame draw:style-name="fr1" draw:name="images11" text:anchor-type="as-char" svg:width="0.423cm" svg:height="0.423cm" draw:z-index="5"><draw:image xlink:href="http://www.tousuniques.fr/wp-content/quizz/blank.gif" xlink:type="simple" xlink:show="embed" xlink:actuate="onLoad"/></draw:frame></text:p>
      <text:p text:style-name="Text_20_body"><text:s/><text:span text:style-name="T3">Peyo<text:line-break/> René Goscinny<text:line-break/> Albert Uderzo</text:span></text:p>
      <text:section text:style-name="Sect1" text:name="carotte5">
        <text:p text:style-name="Text_20_body"><text:span text:style-name="T4">La bonne réponse est "Albert Uderzo"</text:span><text:span text:style-name="T2"><text:line-break/>Albert Uderzo est daltonien (il ne distingue pas le rouge et le vert). La mise en couleurs des albums d’Astérix a été assurée pendant plusieurs années par son frère Marcel Uderzo. Il est, par ailleurs, né avec douze doigts, six à chaque main, et a été opéré à l’âge d’un mois.</text:span></text:p>
      </text:section>
      <text:p text:style-name="P3"/>
      <text:p text:style-name="P5"><text:span text:style-name="T1">Question N°7 (22/06/2012) - Laquelle de ces personnes célèbre est-elle atteinte d'un handicap ? Savez-vous lequel ?</text:span><text:bookmark text:name="result_6"/><draw:frame draw:style-name="fr1" draw:name="images13" text:anchor-type="as-char" svg:width="0.423cm" svg:height="0.423cm" draw:z-index="6"><draw:image xlink:href="http://www.tousuniques.fr/wp-content/quizz/blank.gif" xlink:type="simple" xlink:show="embed" xlink:actuate="onLoad"/></draw:frame></text:p>
      <text:p text:style-name="Text_20_body"><text:s/><text:span text:style-name="T3">Gilbert Montagné<text:line-break/> Vincent Van Gogh<text:line-break/> Ludwig Van Beethoven<text:line-break/> Les trois</text:span></text:p>
      <text:section text:style-name="Sect1" text:name="carotte6">
        <text:p text:style-name="Text_20_body"><text:span text:style-name="T4">La bonne réponse est"Les trois"</text:span><text:span text:style-name="T2"><text:line-break/>Petit piège aujourd'hui, elles sont toutes les 3 atteintes d’un handicap ! Gilbert Montagné est non-voyant,Van Gogh était paranoïaque et Beethoven était atteint de surdité. Pourtant, leur handicap ne les a pas empêchés de réussir !</text:span></text:p>
      </text:section>
      <text:p text:style-name="P3"/>
      <text:p text:style-name="P3"/>
      <text:p text:style-name="P6"><text:span text:style-name="T1">Question N°8 (29/06/2012) - Pour quel film l’acteur et humoriste Jamel Debbouze a-t-il reçu un prix d’interprétation masculine au festival de cannes en 2006 ?</text:span><text:bookmark text:name="result_7"/><draw:frame draw:style-name="fr1" draw:name="images15" text:anchor-type="as-char" svg:width="0.423cm" svg:height="0.423cm" draw:z-index="7"><draw:image xlink:href="http://www.tousuniques.fr/wp-content/quizz/blank.gif" xlink:type="simple" xlink:show="embed" xlink:actuate="onLoad"/></draw:frame></text:p>
      <text:p text:style-name="Text_20_body"><text:s/><text:span text:style-name="T3">Le Fabuleux Destin d’Amélie Poulain <text:line-break/> Astérix &amp; Obélix : mission Cléopâtre<text:line-break/> Indigènes</text:span></text:p>
      <text:section text:style-name="Sect1" text:name="carotte7">
        <text:p text:style-name="Text_20_body"><text:span text:style-name="T4">La bonne réponse est Indigènes</text:span><text:span text:style-name="T2"><text:line-break/>À l’âge de 15 ans, il est happé par un train lancé à 150 km/h. Il a perdu l’usage de son bras droit à la suite de cet accident, mais a su concilier son handicap et sa carrière dans le monde du spectacle et du cinéma.</text:span></text:p>
      </text:section>
      <text:p text:style-name="P3"/>
      <text:p text:style-name="P3"><text:span text:style-name="T1">Question N°9 (06/07/2012) - Quel célèbre artiste a dit : « je suis aveugle, mais on trouve toujours plus malheureux que soi. J’aurais pu être noir ! » ?</text:span><text:bookmark text:name="result_8"/><draw:frame draw:style-name="fr1" draw:name="images17" text:anchor-type="as-char" svg:width="0.423cm" svg:height="0.423cm" draw:z-index="8"><draw:image xlink:href="http://www.tousuniques.fr/wp-content/quizz/blank.gif" xlink:type="simple" xlink:show="embed" xlink:actuate="onLoad"/></draw:frame></text:p>
      <text:p text:style-name="Text_20_body"><text:s/>Gilbert Montagné<text:line-break/> Ray Charles<text:line-break/> Omar Sy</text:p>
      <text:section text:style-name="Sect1" text:name="carotte8">
        <text:p text:style-name="Text_20_body"><text:span text:style-name="T4">La bonne réponse est Ray Charles</text:span><text:span text:style-name="T2"><text:line-break/>Dès l’âge de 7 ans, sa cécité est complète. Il est alors placé dans un établissement spécialisé. C’est dans cette école qu’il apprend la composition, ainsi que la pratique de plusieurs instruments, dont le piano, la clarinette et le saxophone alto</text:span></text:p>
      </text:section>
      <text:p text:style-name="P3"/>
      <text:p text:style-name="P3"/>
      <text:p text:style-name="P6"><text:span text:style-name="T1">Question N°10 (28/09/2012) - Selon vous, quel est le pourcentage de travailleurs handicapés ayant besoin d’un aménagement de poste ?</text:span><text:bookmark text:name="result_9"/><draw:frame draw:style-name="fr1" draw:name="images19" text:anchor-type="as-char" svg:width="0.423cm" svg:height="0.423cm" draw:z-index="9"><draw:image xlink:href="http://www.tousuniques.fr/wp-content/quizz/blank.gif" xlink:type="simple" xlink:show="embed" xlink:actuate="onLoad"/></draw:frame></text:p>
      <text:p text:style-name="Text_20_body"><text:soft-page-break/><text:s/><text:span text:style-name="T3">40%<text:line-break/> 25%<text:line-break/> 10%</text:span></text:p>
      <text:section text:style-name="Sect1" text:name="carotte9">
        <text:p text:style-name="Text_20_body"><text:span text:style-name="T4">La bonne réponse est "10%"</text:span><text:span text:style-name="T2"><text:line-break/>Seulement 10% des travailleurs handicapés ont besoin d’un aménagement de poste..</text:span></text:p>
        <text:p text:style-name="P4"><text:span text:style-name="T1">Question N°11 (12/10/2012) - Parti le samedi 29 Septembre 2012 à 4 heures du matin, Thierry Corbalan, athlète amputé de ses deux bras, est parti de l’Ile d’Elbe pour rejoindre le Cap Corse en monopalme. Selon vous, combien de temps a mis Thierry pour effectuer ce parcours de 53 km ?</text:span><text:bookmark text:name="result_10"/><draw:frame draw:style-name="fr1" draw:name="images20" text:anchor-type="as-char" svg:width="0.423cm" svg:height="0.423cm" draw:z-index="10"><draw:image xlink:href="http://www.tousuniques.fr/wp-content/quizz/blank.gif" xlink:type="simple" xlink:show="embed" xlink:actuate="onLoad"/></draw:frame></text:p>
        <text:p text:style-name="Text_20_body"><text:s/><text:span text:style-name="T3">15 heures 50 minutes<text:line-break/> 17 heures 30 minutes<text:line-break/> 20 heures</text:span></text:p>
        <text:section text:style-name="Sect1" text:name="carotte10">
          <text:p text:style-name="Text_20_body"><text:span text:style-name="T4">La bonne réponse est "15 heures 50 minutes"</text:span><text:span text:style-name="T2"><text:line-break/>Parti le samedi 29 Septembre 2012 à 4 heures du matin, Thierry Corbalan est parti de l’Ile d’Elbe pour rejoindre le Cap Cors en monopalme. Si la performance est déjà remarquable en elle-même, elle devient exceptionnelle lorsque l’on sait que cet athlète amputé de ses deux bras a mis 15 heures 50 minutes pour relier les deux points. Il réalisait cette traversée au profit de son association Le Dauphin Corse, qui redonne de l’espoir aux personnes souffrant d’un handicap.</text:span></text:p>
          <text:p text:style-name="P13"/>
          <text:p text:style-name="P7"/>
          <text:p text:style-name="P6"><text:span text:style-name="T1">Question N°12 (19/10/2012) - A votre avis, quel taux d'entreprises se déclarent satisfaites d'avoir embauché des personnes en situations de handicap ?</text:span><text:bookmark text:name="result_11"/><draw:frame draw:style-name="fr1" draw:name="images21" text:anchor-type="as-char" svg:width="0.423cm" svg:height="0.423cm" draw:z-index="11"><draw:image xlink:href="http://www.tousuniques.fr/wp-content/quizz/blank.gif" xlink:type="simple" xlink:show="embed" xlink:actuate="onLoad"/></draw:frame></text:p>
          <text:p text:style-name="Text_20_body"><text:s/><text:span text:style-name="T3">45%<text:line-break/> 62%<text:line-break/> 93%</text:span></text:p>
          <text:section text:style-name="Sect1" text:name="carotte11">
            <text:p text:style-name="Text_20_body"><text:span text:style-name="T4">La bonne réponse est "93%"</text:span><text:span text:style-name="T2"><text:line-break/>Un sondage réalisé par l'Agefiph et Manpower fait ressortir que 93% des entreprises qui emploient des personnes handicapées se déclarent satisfaites et que 87% des salariés jugent la présence de collègues handicapés enrichissante .</text:span></text:p>
          </text:section>
          <text:p text:style-name="P13"/>
        </text:section>
        <text:p text:style-name="P13"/>
      </text:section>
      <text:p text:style-name="P3"/>
      <text:p text:style-name="P3"/>
      <text:list xml:id="list1001421485" text:style-name="L1">
        <text:list-item>
          <text:p text:style-name="P9"><text:span text:style-name="Strong_20_Emphasis">Combien de personnes sont-elles en situation de handicap en France ?</text:span><text:line-break/>5 millions ? 10 millions ? 15 millions ?</text:p>
          <text:p text:style-name="P9">5 millions<text:line-break/><text:line-break/>2. <text:span text:style-name="Strong_20_Emphasis">Quel est le pourcentage de travailleurs handicapés ayant besoin d'un aménagement de poste ?</text:span><text:line-break/>5% ? 10% ? 15 % ?</text:p>
          <text:p text:style-name="P9">10%</text:p>
          <text:p text:style-name="P9"><text:line-break/>3. <text:span text:style-name="Strong_20_Emphasis">80 % de personnes en situation de handicap souffrent d'un handicap non visible ?</text:span><text:line-break/>Vrai ou faux ?</text:p>
          <text:p text:style-name="P9">Vrai<text:line-break/><text:line-break/>5. <text:span text:style-name="Strong_20_Emphasis">Quel pourcentage de personnes handicapées le sont-elles de naissance ?</text:span><text:line-break/>5% ? 10 % ? 15% ?<text:line-break/>15%</text:p>
          <text:p text:style-name="P9"><text:line-break/>6. <text:span text:style-name="Strong_20_Emphasis">De quel handicap est atteinte Ada McGrath, l'héroïne de La leçon de piano ?</text:span><text:line-break/><text:soft-page-break/>Aphasie ? Surdité ? Autisme ?</text:p>
          <text:p text:style-name="P9">Aphasie<text:line-break/><text:line-break/>7. <text:span text:style-name="Strong_20_Emphasis">Quel est le handicap le plus répandu en France ?</text:span><text:line-break/>Surdité ? Cécité ? Diabète ?</text:p>
          <text:p text:style-name="P9">Surdité<text:line-break/><text:line-break/>8. <text:span text:style-name="Strong_20_Emphasis">Quel taux de travailleurs handicapés doit compter une entreprise de plus de 20 salariés ?</text:span><text:line-break/>5% ? 6% ? 7% ?</text:p>
          <text:p text:style-name="P9">6%<text:line-break/><text:line-break/>9. <text:span text:style-name="Strong_20_Emphasis">Quel est le handicap de la fleuriste dans Les Lumières de la Ville de Charlie Chaplin ?</text:span><text:line-break/>Cécité ? Surdité ? Paralysie des jambes ?</text:p>
          <text:p text:style-name="P9">Cécité<text:line-break/>10. <text:span text:style-name="Strong_20_Emphasis">Un atelier protégé est une entreprise ordinaire employant au moins 80 % de travailleurs handicapés.</text:span><text:line-break/>Vrai ou Faux ?</text:p>
          <text:p text:style-name="P9">Vrai<text:line-break/><text:line-break/>11. <text:span text:style-name="Strong_20_Emphasis">Une personne handicapée peut bénéficier d'une aide financière pour aménager son poste de travail.</text:span><text:line-break/>Vrai ? Faux ?</text:p>
          <text:p text:style-name="P9">Faux<text:line-break/><text:line-break/>12. <text:span text:style-name="Strong_20_Emphasis">Une personne sourde peut-elle conduire ?</text:span><text:line-break/>Oui ? Non ?</text:p>
          <text:p text:style-name="P9">Oui<text:line-break/><text:span text:style-name="Emphasis"><text:line-break/><text:line-break/>" Tous droits de reproduction et de représentation réservés.© Handicap.fr.Toutes les informations reproduites sur cette page sont protégées par des droits de propriété intellectuelle détenus par Handicap.fr. Par conséquent, aucune de ces informations ne peut être reproduite, sans accord. "</text:span></text:p>
        </text:list-item>
      </text:list>
      <text:list xml:id="list1477119263" text:style-name="L2">
        <text:list-item>
          <text:list>
            <text:list-item>
              <text:list>
                <text:list-header>
                  <text:p text:style-name="P10"><text:span text:style-name="Emphasis"/></text:p>
                </text:list-header>
                <text:list-item>
                  <text:p text:style-name="P10"><text:span text:style-name="Emphasis">En France le nombre de personnes en situations de handicap est de :</text:span></text:p>
                  <text:p text:style-name="P10"><text:span text:style-name="Emphasis">1 million</text:span></text:p>
                  <text:p text:style-name="P10"><text:span text:style-name="Emphasis"><text:span text:style-name="T6">5 millions</text:span></text:span></text:p>
                </text:list-item>
              </text:list>
            </text:list-item>
          </text:list>
        </text:list-item>
      </text:list>
      <text:p text:style-name="P3"><text:span text:style-name="Emphasis"><text:tab/><text:tab/>8 millions</text:span></text:p>
      <text:p text:style-name="P3"><text:span text:style-name="Emphasis"><text:tab/><text:tab/>( reponse : 5 millions )</text:span></text:p>
      <text:p text:style-name="P3"><text:span text:style-name="Emphasis"/></text:p>
      <text:list xml:id="list1766401449" text:style-name="L3">
        <text:list-item>
          <text:list>
            <text:list-item>
              <text:list>
                <text:list-item>
                  <text:p text:style-name="P11"><text:span text:style-name="Emphasis">Les criteres de recrutement d'une personne en situation de handicap sont :</text:span></text:p>
                  <text:p text:style-name="P11"><text:span text:style-name="Emphasis">Identiques a ceux d'une personne valide</text:span></text:p>
                  <text:p text:style-name="P11"><text:span text:style-name="Emphasis"><text:span text:style-name="T6">En partie identiques a ceux d'une personne valide</text:span></text:span></text:p>
                  <text:p text:style-name="P11"><text:span text:style-name="Emphasis">Differents de ceux d'une personne valide</text:span></text:p>
                </text:list-item>
                <text:list-item>
                  <text:p text:style-name="P11"><text:span text:style-name="Emphasis">Combien y a t'il de collaborateurs en situation de handicap chez Monoprix ?</text:span></text:p>
                  <text:p text:style-name="P11"><text:span text:style-name="Emphasis">128 </text:span></text:p>
                  <text:p text:style-name="P11"><text:span text:style-name="Emphasis">310</text:span></text:p>
                  <text:p text:style-name="P11"><text:span text:style-name="Emphasis"><text:span text:style-name="T6">654</text:span></text:span></text:p>
                  <text:p text:style-name="P11"><text:span text:style-name="Emphasis"><text:span text:style-name="T6">\</text:span></text:span></text:p>
                </text:list-item>
              </text:list>
            </text:list-item>
          </text:list>
        </text:list-item>
      </text:list>
      <text:p text:style-name="P3"><text:span text:style-name="Emphasis"><text:span text:style-name="T7"/></text:span></text:p>
      <text:p text:style-name="P3"><text:span text:style-name="Emphasis"><text:span text:style-name="T7"/></text:span></text:p>
      <text:p text:style-name="P3"><text:span text:style-name="Emphasis"><text:span text:style-name="T7"/></text:span></text:p>
      <text:p text:style-name="P3"><text:span text:style-name="Emphasis"><text:span text:style-name="T7"/></text:span></text:p>
      <text:list xml:id="list786055877" text:continue-numbering="true" text:style-name="L3">
        <text:list-item>
          <text:list>
            <text:list-item>
              <text:list>
                <text:list-item>
                  <text:p text:style-name="P11"><text:soft-page-break/><text:span text:style-name="Emphasis"><text:span text:style-name="T7">Selon vous, quel est le pourcentage de travailleurs handicapés ayant besoin d’un aménagement de poste ?</text:span></text:span><text:span text:style-name="Emphasis"><text:span text:style-name="T6"> </text:span></text:span></text:p>
                </text:list-item>
              </text:list>
            </text:list-item>
          </text:list>
        </text:list-item>
      </text:list>
      <text:p text:style-name="Text_20_body">A : 40% ; B : 25% ; C : 10%</text:p>
      <text:list xml:id="list1066495984" text:style-name="L4">
        <text:list-item>
          <text:p text:style-name="P14"><text:span text:style-name="Strong_20_Emphasis">Réponse : C</text:span> </text:p>
        </text:list-item>
      </text:list>
      <text:p text:style-name="Text_20_body">Seulement 10% des travailleurs handicapés ont besoin d’un aménagement de poste.</text:p>
      <text:h text:style-name="Heading_20_5" text:outline-level="5"><text:span text:style-name="T9">17</text:span>.<text:span text:style-name="T10">Quel est le pourcentage de personnes en situation de handicap souffrant d’un handicap non visible ?</text:span> </text:h>
      <text:p text:style-name="Text_20_body">A :30% ; B : 55% ; C : 80%</text:p>
      <text:list xml:id="list306035595" text:style-name="L5">
        <text:list-item>
          <text:p text:style-name="P15"><text:span text:style-name="Strong_20_Emphasis">Réponse : C</text:span> </text:p>
        </text:list-item>
      </text:list>
      <text:p text:style-name="Text_20_body">80% des personnes handicapées ont un handicap non visible.</text:p>
      <text:h text:style-name="Heading_20_5" text:outline-level="5"><text:span text:style-name="T9">18</text:span>.<text:span text:style-name="T10">Quel pourcentage de personnes en situation de handicap présente un handicap lourd (fauteuil, surdité, cécité) ?</text:span> </text:h>
      <text:p text:style-name="Text_20_body">A : 5% ; B : 15% ; C : 35%</text:p>
      <text:list xml:id="list1070944616" text:style-name="L6">
        <text:list-item>
          <text:p text:style-name="P16"><text:span text:style-name="Strong_20_Emphasis">Réponse : A</text:span> </text:p>
        </text:list-item>
      </text:list>
      <text:p text:style-name="Text_20_body">Seules 5% des personnes en situation de handicap ont un handicap lourd.</text:p>
      <text:h text:style-name="P27" text:outline-level="5">19.Quel est le pourcentage de personnes en situation de handicap qui le deviennent suite à un accident ou une maladie ? </text:h>
      <text:p text:style-name="Text_20_body">A : 12% ; B : 69% ; C : 85%</text:p>
      <text:list xml:id="list2059749621" text:style-name="L7">
        <text:list-item>
          <text:p text:style-name="P17"><text:span text:style-name="Strong_20_Emphasis">Réponse : C</text:span> </text:p>
        </text:list-item>
      </text:list>
      <text:p text:style-name="Text_20_body">85% des personnes handicapées le deviennent au cours de leur carrière professionnelle.</text:p>
      <text:h text:style-name="P27" text:outline-level="5">20.Quand on s’adresse à une personne malentendante, faut-il parler plus fort ? </text:h>
      <text:p text:style-name="Text_20_body">A : Oui ; B : Non</text:p>
      <text:list xml:id="list1529524523" text:style-name="L8">
        <text:list-item>
          <text:p text:style-name="P18"><text:span text:style-name="Strong_20_Emphasis">Réponse : B</text:span> </text:p>
        </text:list-item>
      </text:list>
      <text:p text:style-name="Text_20_body">Non, il suffit de s’adresser à cette personne normalement, sans bouger la tête, ni mettre la main devantla bouche. Il n’est pas non plus nécessaire d’articuler de manière exagérée.</text:p>
      <text:p text:style-name="P3"><text:span text:style-name="Emphasis"><text:span text:style-name="T6"><text:tab/></text:span></text:span></text:p>
      <text:p text:style-name="P3"><text:span text:style-name="Emphasis"><text:span text:style-name="T6"><text:tab/></text:span></text:span><text:span text:style-name="Emphasis"><text:span text:style-name="T7">21.Une personne en situation de handicap est elle tout le temps malade ?</text:span></text:span></text:p>
      <text:p text:style-name="P3"><text:span text:style-name="Emphasis"><text:span text:style-name="T7"><text:tab/>Oui / </text:span></text:span><text:span text:style-name="Emphasis"><text:span text:style-name="T8">Non</text:span></text:span><text:span text:style-name="Emphasis"><text:span text:style-name="T7"> </text:span></text:span></text:p>
      <text:list xml:id="list764187905" text:continue-list="list786055877" text:style-name="L3">
        <text:list-item>
          <text:list>
            <text:list-item>
              <text:list>
                <text:list-header>
                  <text:p text:style-name="P11"><text:span text:style-name="Emphasis"><text:span text:style-name="T19">.</text:span></text:span></text:p>
                </text:list-header>
              </text:list>
            </text:list-item>
          </text:list>
        </text:list-item>
      </text:list>
      <text:p text:style-name="P12"><text:span text:style-name="Emphasis"><text:span text:style-name="T23">22.</text:span></text:span><text:span text:style-name="Emphasis"><text:span text:style-name="T22">Le critère du handicap est-il présent  dans la loi de lutte contre les discriminations ?</text:span></text:span></text:p>
      <text:p text:style-name="P22">Oui </text:p>
      <text:p text:style-name="P23">Non</text:p>
      <text:p text:style-name="P19"/>
      <text:p text:style-name="P19">23.La loi contre les discriminations comporte :</text:p>
      <text:p text:style-name="P21">            <text:span text:style-name="T14">15 critères</text:span></text:p>
      <text:p text:style-name="P21">            <text:span text:style-name="T15">18 critères</text:span></text:p>
      <text:p text:style-name="P24">21 critères</text:p>
      <text:p text:style-name="P19"><text:soft-page-break/>24.Un candidat en situation de handicap a combien de chances  en moins de décrocher un entretien d’embauche</text:p>
      <text:p text:style-name="P21">            <text:span text:style-name="T15">2 fois</text:span></text:p>
      <text:p text:style-name="P21">            <text:span text:style-name="T14">3 fois</text:span></text:p>
      <text:p text:style-name="P24">4 fois</text:p>
      <text:p text:style-name="P19">25.Combien de personnes en situation de handicap  sont-elles exclues de l’emploi ?</text:p>
      <text:p text:style-name="P21">            <text:span text:style-name="T14">55%</text:span></text:p>
      <text:p text:style-name="P21">            <text:span text:style-name="T15">60%</text:span></text:p>
      <text:p text:style-name="P21">            <text:span text:style-name="T14">65%</text:span></text:p>
      <text:p text:style-name="P21"> </text:p>
      <text:p text:style-name="P25"><text:span text:style-name="T17">Discrimination est un délit pénal </text:span><text:span text:style-name="T13">: Toute personne coupable de discrimination risque jusqu’à 3 ans d’emprisonnement et 45 000 € d’amende</text:span></text:p>
      <text:p text:style-name="P25"> </text:p>
      <text:p text:style-name="P26">26.Discriminer une personne est-il un délit pénal ?</text:p>
      <text:p text:style-name="P25"> </text:p>
      <text:p text:style-name="P25">            <text:span text:style-name="T16">Oui</text:span></text:p>
      <text:p text:style-name="P25"> </text:p>
      <text:p text:style-name="P25">            <text:span text:style-name="T13">Non</text:span></text:p>
      <text:p text:style-name="P19">La loi du 10 juillet 1987 oblige tout employeur du secteur privé et tout établissement public à caractère industriel et commercial occupant 20 salariés ou plus, à employer, dans une proportion de 6 % de son effectif salarié, des travailleurs handicapés.</text:p>
      <text:p text:style-name="P19">27.Depuis 1997 tout employeur public ou privé occupant plus de 20 salariés doit employer :</text:p>
      <text:p text:style-name="P19">5%</text:p>
      <text:p text:style-name="P20">6%</text:p>
      <text:p text:style-name="P19">7%</text:p>
      <text:p text:style-name="Text_20_body"><text:span text:style-name="Emphasis"><text:span text:style-name="T26">27. Quel est le nom de l'Association de sensibilisation au Handicap de l'INSA Lyon ?</text:span></text:span></text:p>
      <text:p text:style-name="Text_20_body"><text:span text:style-name="Emphasis"><text:span text:style-name="T26"><text:tab/>Handizgoud</text:span></text:span></text:p>
      <text:p text:style-name="Text_20_body"><text:span text:style-name="Emphasis"><text:span text:style-name="T26"><text:tab/>HandInsa</text:span></text:span></text:p>
      <text:p text:style-name="Text_20_body"><text:span text:style-name="Emphasis"><text:span text:style-name="T26"><text:tab/>HandicapInsa </text:span></text:span></text:p>
      <text:p text:style-name="Text_20_body"><text:span text:style-name="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Helvetica, sans-serif"/>
    <style:font-face style:name="Lohit Devanagari1" svg:font-family="'Lohit Devanagari'"/>
    <style:font-face style:name="OpenSymbol" svg:font-family="OpenSymbol"/>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ine WAHBI</meta:initial-creator>
    <meta:creation-date>2013-04-03T10:15:15</meta:creation-date>
    <dc:date>2013-05-26T15:34:24</dc:date>
    <meta:editing-duration>PT2H16M32S</meta:editing-duration>
    <meta:editing-cycles>5</meta:editing-cycles>
    <meta:generator>OpenOffice.org/3.3$Unix OpenOffice.org_project/330m20$Build-9567</meta:generator>
    <meta:document-statistic meta:table-count="0" meta:image-count="12" meta:object-count="0" meta:page-count="6" meta:paragraph-count="120" meta:word-count="1755" meta:character-count="10363"/>
  </office:meta>
</office:document-meta>
</file>